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actifyWarTask.addJspRedir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actifyWarTask.addFilterRedirector( FilterRedirector theFilter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getOriginalWebXm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actifyWarTask.setContext( String 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createTempFile( String thePrefix , String theSuffix , File theParentDir , boolean isDeleteOnExi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CactifyWarTask.setIncludeCactusJars( boolean includeCactusJa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addConfiguredXMLCatalog( XMLCatalog theXmlCatalo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ifyWarTask.cactifyWebXml( WebXml theWebXml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54">
            <text:p text:style-name="Table_20_Contents">54</text:p>
          </table:table-cell>
        </table:table-row>
        <table:table-row>
          <table:table-cell office:value-type="string">
            <text:p text:style-name="Table_20_Contents">CactifyWarTask.addCactusJa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actifyWarTask.setMergeWebXml( File theMerge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addJspRedirector( JspRedirector theJsp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addEjbRefs( WebXml theWebXml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actifyWarTask.addJarWithClass( String theClassName , String theDescript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CactifyWarTask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setSrcFile( File theSrc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setVersion( Version the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addConfiguredEjbref( EjbRef theEjb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actifyWarTask.execute(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">
            <text:p text:style-name="Table_20_Contents">5</text:p>
          </table:table-cell>
          <table:table-cell office:value-type="float" office:value="67">
            <text:p text:style-name="Table_20_Contents">67</text:p>
          </table:table-cell>
        </table:table-row>
        <table:table-row>
          <table:table-cell office:value-type="string">
            <text:p text:style-name="Table_20_Contents">CactifyWarTask.addRedirectorDefinitions( WebXml theWebXm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CactifyWarTask.addServletRedirector( ServletRedirector theServletRedir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